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1.2354in"/>
    </style:style>
    <style:style style:name="co3" style:family="table-column">
      <style:table-column-properties fo:break-before="auto" style:column-width="2.4291in"/>
    </style:style>
    <style:style style:name="co4" style:family="table-column">
      <style:table-column-properties fo:break-before="auto" style:column-width="1.72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iOS Cod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xString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XPPJH7KRNHEK</text:p>
          </table:table-cell>
          <table:table-cell office:value-type="string">
            <text:p>Craig Jackson</text:p>
          </table:table-cell>
          <table:table-cell office:value-type="string">
            <text:p>jacksc5@me.com</text:p>
          </table:table-cell>
          <table:table-cell office:value-type="string">
            <text:p>Jacksc5</text:p>
          </table:table-cell>
          <table:table-cell table:number-columns-repeated="1020"/>
        </table:table-row>
        <table:table-row table:style-name="ro1">
          <table:table-cell office:value-type="string">
            <text:p>4KNJHPNA6REE</text:p>
          </table:table-cell>
          <table:table-cell/>
          <table:table-cell office:value-type="string">
            <text:p>mikeandlilimooneyham@gmail.com</text:p>
          </table:table-cell>
          <table:table-cell office:value-type="string">
            <text:p>mooneyhammusic</text:p>
          </table:table-cell>
          <table:table-cell table:number-columns-repeated="1020"/>
        </table:table-row>
        <table:table-row table:style-name="ro1">
          <table:table-cell office:value-type="string">
            <text:p>NFAY3NKEAM4T</text:p>
          </table:table-cell>
          <table:table-cell office:value-type="string">
            <text:p>Brandon</text:p>
          </table:table-cell>
          <table:table-cell office:value-type="string">
            <text:p>bmanrocks820@gmail.com</text:p>
          </table:table-cell>
          <table:table-cell office:value-type="string">
            <text:p>official_brandon_bitgood</text:p>
          </table:table-cell>
          <table:table-cell table:number-columns-repeated="1020"/>
        </table:table-row>
        <table:table-row table:style-name="ro1">
          <table:table-cell office:value-type="string">
            <text:p>HR4PX46NJT4E</text:p>
          </table:table-cell>
          <table:table-cell office:value-type="string">
            <text:p>Robert</text:p>
          </table:table-cell>
          <table:table-cell office:value-type="string">
            <text:p>acdcfan2110@yahoo.com</text:p>
          </table:table-cell>
          <table:table-cell office:value-type="string">
            <text:p>robertday334</text:p>
          </table:table-cell>
          <table:table-cell table:number-columns-repeated="1020"/>
        </table:table-row>
        <table:table-row table:style-name="ro1">
          <table:table-cell office:value-type="string">
            <text:p>7J3XRXX6L9YL</text:p>
          </table:table-cell>
          <table:table-cell office:value-type="string">
            <text:p>David Woolard</text:p>
          </table:table-cell>
          <table:table-cell office:value-type="string">
            <text:p>dtwoolard@gmail.com</text:p>
          </table:table-cell>
          <table:table-cell office:value-type="string">
            <text:p>FenderBender77</text:p>
          </table:table-cell>
          <table:table-cell table:number-columns-repeated="1020"/>
        </table:table-row>
        <table:table-row table:style-name="ro1">
          <table:table-cell office:value-type="string">
            <text:p>LKN7NEN664LX</text:p>
          </table:table-cell>
          <table:table-cell office:value-type="string">
            <text:p>Scott Cantwell</text:p>
          </table:table-cell>
          <table:table-cell office:value-type="string">
            <text:p>wscottcantwell@gmail.com</text:p>
          </table:table-cell>
          <table:table-cell table:number-columns-repeated="1021"/>
        </table:table-row>
        <table:table-row table:style-name="ro1">
          <table:table-cell office:value-type="string">
            <text:p>KFTEXPLTXE3W</text:p>
          </table:table-cell>
          <table:table-cell office:value-type="string">
            <text:p>Andy Gosman</text:p>
          </table:table-cell>
          <table:table-cell office:value-type="string">
            <text:p>andy.gosman@gmail.com</text:p>
          </table:table-cell>
          <table:table-cell office:value-type="string">
            <text:p>Andy Gosman</text:p>
          </table:table-cell>
          <table:table-cell table:number-columns-repeated="1020"/>
        </table:table-row>
        <table:table-row table:style-name="ro1">
          <table:table-cell office:value-type="string">
            <text:p>3LKF4LFKEJJ9</text:p>
          </table:table-cell>
          <table:table-cell office:value-type="string">
            <text:p>Brandon Franklin</text:p>
          </table:table-cell>
          <table:table-cell office:value-type="string">
            <text:p>guitarwizzard@me.com</text:p>
          </table:table-cell>
          <table:table-cell office:value-type="string">
            <text:p>BrandonFranklin</text:p>
          </table:table-cell>
          <table:table-cell table:number-columns-repeated="1020"/>
        </table:table-row>
        <table:table-row table:style-name="ro1">
          <table:table-cell office:value-type="string">
            <text:p>77ELYPA9RN4J</text:p>
          </table:table-cell>
          <table:table-cell office:value-type="string">
            <text:p>Kirk Heller</text:p>
          </table:table-cell>
          <table:table-cell office:value-type="string">
            <text:p>kirkh424@gmail.com</text:p>
          </table:table-cell>
          <table:table-cell office:value-type="string">
            <text:p>Facejacke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lan Glass</text:p>
          </table:table-cell>
          <table:table-cell office:value-type="string">
            <text:p>glassalan@dsl.pipex.com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5:26:15</meta:creation-date>
    <dc:date>2013-11-18T15:38:52</dc:date>
    <meta:editing-duration>P0D</meta:editing-duration>
    <meta:editing-cycles>1</meta:editing-cycles>
    <meta:document-statistic meta:table-count="2" meta:cell-count="40" meta:object-count="0"/>
    <meta:generator>LibreOffice/4.0.4.2$MacOSX_x86 LibreOffice_project/9e9821abd0ffdbc09cd8c52eaa574fa09eb08f2</meta:generator>
  </office:meta>
</office:document-meta>
</file>